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078002" officeooo:paragraph-rsid="00078002" style:font-size-asian="40pt" style:font-weight-asian="bold" style:font-size-complex="40pt" style:font-weight-complex="bold"/>
    </style:style>
    <style:style style:name="P2" style:family="paragraph" style:parent-style-name="Text_20_body" style:list-style-name="L1">
      <style:text-properties style:text-underline-style="none" fo:font-weight="normal" officeooo:rsid="00078002" officeooo:paragraph-rsid="00078002" style:font-weight-asian="normal" style:font-weight-complex="normal"/>
    </style:style>
    <style:style style:name="P3" style:family="paragraph" style:parent-style-name="Text_20_body" style:list-style-name="L1">
      <style:text-properties style:text-underline-style="none" fo:font-weight="normal" officeooo:rsid="00078002" officeooo:paragraph-rsid="0007d30b" style:font-weight-asian="normal" style:font-weight-complex="normal"/>
    </style:style>
    <style:style style:name="P4" style:family="paragraph" style:parent-style-name="Text_20_body" style:list-style-name="L1">
      <style:text-properties style:text-underline-style="none" fo:font-weight="normal" officeooo:rsid="0007d30b" officeooo:paragraph-rsid="0007d30b" style:font-weight-asian="normal" style:font-weight-complex="normal"/>
    </style:style>
    <style:style style:name="P5" style:family="paragraph" style:parent-style-name="Text_20_body">
      <style:text-properties fo:font-size="14pt" style:text-underline-style="none" fo:font-weight="bold" officeooo:rsid="00078002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style:text-underline-style="none" fo:font-weight="bold" officeooo:rsid="00078002" officeooo:paragraph-rsid="00078002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078002" officeooo:paragraph-rsid="00078002"/>
    </style:style>
    <style:style style:name="P8" style:family="paragraph" style:parent-style-name="Text_20_body">
      <style:text-properties officeooo:rsid="00078002" officeooo:paragraph-rsid="0007d30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none" fo:font-weight="normal" officeooo:rsid="00078002" style:font-weight-asian="normal" style:font-weight-complex="normal"/>
    </style:style>
    <style:style style:name="T4" style:family="text">
      <style:text-properties officeooo:rsid="0007d3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ing Course in Scholarship Classical Studies</text:p>
      <text:p text:style-name="Horizontal_20_Line"/>
      <text:p text:style-name="P6">Note</text:p>
      <text:p text:style-name="P7">The purpose of this list is not to provide a comprehensive source list; rather, it is a list of texts that I believe to be <text:span text:style-name="T4">indispensable for the Scholarship student.</text:span></text:p>
      <text:p text:style-name="P5">Greek Focus</text:p>
      <text:p text:style-name="P8">I frame the Greek reading list around the plays of Aristophanes; <text:span text:style-name="T4">my main interest is in literature and philosophy from Greece, so that is what the texts here tend to focus on. Note also that I do not limit reading to the set Scholarship topics, as I believe that the best candidates have a wide and shallow understanding of Greek culture as a whole, with limited narrow knowledge of some specific topics.</text:span></text:p>
      <text:p text:style-name="P8"><text:span text:style-name="T4">I do not really include much reading here on Alexander the Great, but I would expect to spend a lot of time on the study of that era; the lack of sources here is simply because I cannot narrow my list of books down to just a few (other than the obvious, Hamilton).</text:span></text:p>
      <text:list xml:id="list3589946256" text:style-name="L1">
        <text:list-item>
          <text:p text:style-name="P2">Peter Green. <text:span text:style-name="T1">Ancient Greece: A Concise History</text:span><text:span text:style-name="T2">.</text:span></text:p>
        </text:list-item>
        <text:list-item>
          <text:p text:style-name="P2"><text:span text:style-name="T2">Homer. </text:span><text:span text:style-name="T1">Iliad</text:span><text:span text:style-name="T2">.</text:span></text:p>
        </text:list-item>
        <text:list-item>
          <text:p text:style-name="P2"><text:span text:style-name="T2">Herodotus. </text:span><text:span text:style-name="T1">Histories</text:span><text:span text:style-name="T2">.</text:span></text:p>
        </text:list-item>
        <text:list-item>
          <text:p text:style-name="P2"><text:span text:style-name="T2">Aristophanes. </text:span><text:span text:style-name="T1">The Birds</text:span><text:span text:style-name="T2">, </text:span><text:span text:style-name="T1">The Clouds</text:span><text:span text:style-name="T2">.</text:span></text:p>
        </text:list-item>
        <text:list-item>
          <text:p text:style-name="P2"><text:span text:style-name="T2">Plato. </text:span><text:span text:style-name="T1">The Apology of Socrates</text:span><text:span text:style-name="T2">.</text:span></text:p>
        </text:list-item>
        <text:list-item>
          <text:p text:style-name="P3"><text:span text:style-name="T2">Hanson. </text:span><text:span text:style-name="T1">A War Like No Other</text:span><text:span text:style-name="T2">.</text:span></text:p>
        </text:list-item>
        <text:list-item>
          <text:p text:style-name="P3"><text:span text:style-name="T2">Aristophanes. </text:span><text:span text:style-name="T1">Peace</text:span><text:span text:style-name="T2">, </text:span><text:span text:style-name="T1">The Frogs</text:span><text:span text:style-name="T2">.</text:span></text:p>
        </text:list-item>
        <text:list-item>
          <text:p text:style-name="P2"><text:span text:style-name="T2">Thucydides. </text:span><text:span text:style-name="T1">History of the Peloponnesian War</text:span><text:span text:style-name="T2">.</text:span></text:p>
        </text:list-item>
        <text:list-item>
          <text:p text:style-name="P4"><text:span text:style-name="T2">Garland. </text:span><text:span text:style-name="T1">The Greek Way of Death</text:span><text:span text:style-name="T2">.</text:span></text:p>
        </text:list-item>
        <text:list-item>
          <text:p text:style-name="P4">Hamilton. <text:span text:style-name="T1">Alexander the Great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k Mukta1" svg:font-family="'Ek Mukta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dobe Blank" svg:font-family="'Adobe Blank'" style:font-family-generic="system" style:font-pitch="variable"/>
    <style:font-face style:name="Ek Mukta" svg:font-family="'Ek Mukt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Adobe Blank" style:font-size-asian="10.5pt" style:language-asian="zh" style:country-asian="CN" style:font-name-complex="Ek Mukt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Ek Mukta1" style:font-family-complex="'Ek Mukta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k Mukta1" style:font-family-complex="'Ek Mukta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k Mukta1" style:font-family-complex="'Ek Mukta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1:03:46.119161546</meta:creation-date>
    <dc:date>2018-01-06T21:26:56.814433032</dc:date>
    <meta:editing-duration>PT1M58S</meta:editing-duration>
    <meta:editing-cycles>1</meta:editing-cycles>
    <meta:document-statistic meta:table-count="0" meta:image-count="0" meta:object-count="0" meta:page-count="1" meta:paragraph-count="16" meta:word-count="221" meta:character-count="1230" meta:non-whitespace-character-count="1035"/>
    <meta:generator>LibreOffice/5.4.4.2$Linux_X86_64 LibreOffice_project/40m0$Build-2</meta:generator>
  </office:meta>
</office:document-meta>
</file>